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bbca" officeooo:paragraph-rsid="000abbca"/>
    </style:style>
    <style:style style:name="P2" style:family="paragraph" style:parent-style-name="Standard">
      <style:text-properties officeooo:rsid="000bfa0f" officeooo:paragraph-rsid="000bfa0f"/>
    </style:style>
    <style:style style:name="P3" style:family="paragraph" style:parent-style-name="Preformatted_20_Text">
      <style:text-properties officeooo:rsid="000abbca" officeooo:paragraph-rsid="000abbca"/>
    </style:style>
    <style:style style:name="P4" style:family="paragraph" style:parent-style-name="Standard">
      <style:text-properties officeooo:rsid="000abbca" officeooo:paragraph-rsid="000abbca"/>
    </style:style>
    <style:style style:name="P5" style:family="paragraph" style:parent-style-name="Standard">
      <style:text-properties officeooo:rsid="00110950" officeooo:paragraph-rsid="00110950"/>
    </style:style>
    <style:style style:name="P6" style:family="paragraph" style:parent-style-name="Standard">
      <style:text-properties officeooo:rsid="00121f2c" officeooo:paragraph-rsid="00121f2c"/>
    </style:style>
    <style:style style:name="P7" style:family="paragraph" style:parent-style-name="Standard">
      <style:text-properties fo:font-size="10.5pt" officeooo:rsid="00110950" officeooo:paragraph-rsid="00110950"/>
    </style:style>
    <style:style style:name="T1" style:family="text">
      <style:text-properties fo:background-color="#fff2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udo apt-get install clang</text:p>
      <text:p text:style-name="P6"/>
      <text:p text:style-name="P6">sudo apt-get install gcc</text:p>
      <text:p text:style-name="P6"/>
      <text:p text:style-name="P7">sudo apt-get install build-essential</text:p>
      <text:p text:style-name="P7"/>
      <text:p text:style-name="P7">sudo apt-get install libqt4-dev</text:p>
      <text:p text:style-name="P1"/>
      <text:p text:style-name="P1"/>
      <text:p text:style-name="P1">Sudo apt-get install qtchooser</text:p>
      <text:p text:style-name="P1"/>
      <text:p text:style-name="P1">qtchooser -l </text:p>
      <text:p text:style-name="P1"/>
      <text:p text:style-name="P3"><text:span text:style-name="Source_20_Text">qtchooser -install qt5.12.0 /home/</text:span><text:span text:style-name="Source_20_Text"><text:span text:style-name="T1">paul</text:span></text:span><text:span text:style-name="Source_20_Text">/Qt5.12.0/5.12.0/gcc_64/bin/qmake </text:span></text:p>
      <text:p text:style-name="P1"/>
      <text:p text:style-name="P3"><text:span text:style-name="Source_20_Text">export QT_SELECT=qt5.12.0</text:span></text:p>
      <text:p text:style-name="P1"/>
      <text:p text:style-name="P2">qmake -v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0:04:38.422249136</meta:creation-date>
    <dc:date>2019-01-13T10:22:37.404228778</dc:date>
    <meta:editing-duration>PT10M5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30" meta:character-count="265" meta:non-whitespace-character-count="242"/>
  </office:meta>
</office:document-meta>
</file>